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esidential busts: The worst of all: Barack Obama (2009-?)</text:p>
      <text:p text:style-name="Standard"/>
      <text:p text:style-name="Standard">Editor's note: It's a presidential election year, so we thought we'd weigh in with our list of the five worst presidents. We start with, yes, the current incumbent. See our other choices at U-T Opinion online.</text:p>
      <text:p text:style-name="Standard"/>
      <text:p text:style-name="Standard">He took office at a time when the U.S. economy was on its worst slide in 75 years, but pushed policies using borrowed money that were more meant to preserve government jobs than broadly help the private sector where the great majority of Americans work, ensuring the jobs crisis continued.</text:p>
      <text:p text:style-name="Standard"/>
      <text:p text:style-name="Standard">He railed against the heavy spending and big deficits of his predecessor, but blithely backed budgets that had triple the deficits ever seen in American history.</text:p>
      <text:p text:style-name="Standard"/>
      <text:p text:style-name="Standard">He promised a smart, sweeping overhaul of the U.S. health care system, but ended up giving us a Byzantine mess promoted to the public with myths: that offering subsidized care to tens of millions of people would save money; that people would keep their own doctors; that access to care wouldn’t change; and that rationing would never happen.</text:p>
      <text:p text:style-name="Standard"/>
      <text:p text:style-name="Standard">He promised a more sophisticated approach to the economy than that of his predecessor, but had so little common sense that his health law actually gave businesses a big financial incentive to discontinue providing health insurance to their employees.</text:p>
      <text:p text:style-name="Standard"/>
      <text:p text:style-name="Standard">He offered hosannas to genius entrepreneurs like Steve Jobs in his prepared remarks, but when speaking off the cuff betrayed his faculty-lounge view of the world, saying of businesspeople, “if you’ve been successful, you didn’t get there on your own.”</text:p>
      <text:p text:style-name="Standard"/>
      <text:p text:style-name="Standard">He swore to bring overdue oversight and honest accounting to the corporate world, but made flagrantly dishonest claims about General Motors paying back its government loans that would have triggered a criminal fraud investigation in the private sector.</text:p>
      <text:p text:style-name="Standard"/>
      <text:p text:style-name="Standard">He promised to set a high new standard for ethics in the White House, but used a baffling claim of executive privilege to shield his embattled attorney general from the repercussions of a cover-up involving the death of a federal law enforcement officer.</text:p>
      <text:p text:style-name="Standard"/>
      <text:p text:style-name="Standard">He denounced his predecessor for permitting harsh interrogation tactics with suspected terrorists, but once in office somehow concluded that a better, more moral approach would just be to use drones to assassinate such suspects without getting any information from them.</text:p>
      <text:p text:style-name="Standard"/>
      <text:p text:style-name="Standard">He presented himself as a shrewd student of Washington politics, but once in office displayed a counterproductive standoffishness to many Democratic lawmakers eager to embrace him, never developing the broad range of personal relationships that often mark a successful presidency.</text:p>
      <text:p text:style-name="Standard"/>
      <text:p text:style-name="Standard">He ran as a unifying force who would bring in a new era of civility and racial healing to Washington, but once in office embraced ugly, Chicago-style political hardball that saw nothing wrong with his supporters’ loathsome practice of depicting opposition to his policies as being driven by racism.</text:p>
      <text:p text:style-name="Standard"/>
      <text:p text:style-name="Standard">He constantly offered praise for the wisdom and insights of the American public, but reacted to the broad discontent over Obamacare, high unemployment and vast deficits by saying it was a failure of his administration to properly explain its glorious record to a confused populace – not a predictable reaction to his struggles and ineffectiveness.</text:p>
      <text:p text:style-name="Standard"><text:soft-page-break/></text:p>
      <text:p text:style-name="Standard">And in December 2011 – at a time in which one-quarter of American adults who wanted full-time work couldn’t find it, after a year in which the federal deficit was a staggering $1.3 trillion – here was what Barack Obama had to say for himself in a CBS interview: “I would put our legislative and foreign policy accomplishments in our first two years against any president, with the possible exceptions of Johnson, FDR and Lincoln.”</text:p>
      <text:p text:style-name="Standard"/>
      <text:p text:style-name="Standard">Unbelievable. If self-reverence were a crime, our current president would be facing a life sentence. For the good of America, let’s pray we have someone else in charge of the federal government come Jan. 20, 20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ilde </meta:initial-creator>
    <meta:creation-date>2015-05-20T09:33:07</meta:creation-date>
    <dc:date>2015-05-20T09:33:23</dc:date>
    <dc:creator>hilde </dc:creator>
    <meta:editing-duration>P0D</meta:editing-duration>
    <meta:editing-cycles>1</meta:editing-cycles>
    <meta:document-statistic meta:table-count="0" meta:image-count="0" meta:object-count="0" meta:page-count="2" meta:paragraph-count="15" meta:word-count="634" meta:character-count="3904" meta:non-whitespace-character-count="3285"/>
    <meta:generator>LibreOffice/3.5$Linux_x86 LibreOffice_project/350m1$Build-2</meta:generator>
  </office:meta>
</office:document-meta>
</file>